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2" svg:font-family="'Helvetica Neue'" style:font-adornments="UltraLight" style:font-pitch="variable"/>
    <style:font-face style:name="Helvetica Neue" svg:font-family="'Helvetica Neue'" style:font-family-generic="roman" style:font-pitch="variable"/>
    <style:font-face style:name="Helvetica Neue1" svg:font-family="'Helvetica Neue'" style:font-adornments="Ul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2nd June 2017</presentation:date-time-decl>
      <draw:page draw:name="page1" draw:style-name="dp1" draw:master-page-name="Default" presentation:presentation-page-layout-name="AL1T32" presentation:use-date-time-name="dtd1">
        <office:forms form:automatic-focus="false" form:apply-design-mode="false"/>
        <draw:frame presentation:style-name="Default-subtitle" draw:layer="layout" svg:width="25.199cm" svg:height="4.147cm" svg:x="1.4cm" svg:y="6.891cm" presentation:class="subtitle" presentation:user-transformed="true">
          <draw:text-box>
            <text:p>Dominoes at Dusk</text:p>
            <text:p/>
            <text:p>在黄昏的多米诺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presentation:use-date-time-name="dtd1">
        <office:forms form:automatic-focus="false" form:apply-design-mode="false"/>
        <draw:frame presentation:style-name="Default-subtitle" draw:layer="layout" svg:width="25.199cm" svg:height="4.147cm" svg:x="1.4cm" svg:y="6.891cm" presentation:class="subtitle" presentation:user-transformed="true">
          <draw:text-box>
            <text:p>Thank you for listening</text:p>
            <text:p/>
            <text:p>结束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2" svg:font-family="'Helvetica Neue'" style:font-adornments="UltraLight" style:font-pitch="variable"/>
    <style:font-face style:name="Helvetica Neue" svg:font-family="'Helvetica Neue'" style:font-family-generic="roman" style:font-pitch="variable"/>
    <style:font-face style:name="Helvetica Neue1" svg:font-family="'Helvetica Neue'" style:font-adornments="Ul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Helvetica Neue2" fo:font-family="'Helvetica Neue'" style:font-style-name="UltraLight" style:font-pitch="variable" fo:font-weight="250" style:letter-kerning="true"/>
    </style:style>
    <style:style style:name="Default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Helvetica Neue2" fo:font-family="'Helvetica Neue'" style:font-style-name="UltraLight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Helvetica Neue2" fo:font-family="'Helvetica Neue'" style:font-style-name="UltraLight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Helvetica Neue2" fo:font-family="'Helvetica Neue'" style:font-style-name="UltraLight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Helvetica Neue2" fo:font-family="'Helvetica Neue'" style:font-style-name="UltraLight" style:font-pitch="variable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family-asian="'Arial Unicode MS'" style:font-family-generic-asian="system" style:font-pitch-asian="variable" style:font-size-asian="3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Helvetica Neue2" fo:font-family="'Helvetica Neue'" style:font-style-name="UltraLight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20.077cm" svg:y="19.152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77cm" svg:y="19cm" presentation:class="page-number">
        <draw:text-box>
          <text:p text:style-name="MP8"><text:span text:style-name="MT1"><text:page-number>&lt;number&gt;</text:page-number></text:span><text:span text:style-name="MT1"> / </text:span><text:span text:style-name="MT1"><text:page-count>2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4T19:20:33.843797000</meta:creation-date>
    <dc:date>2017-04-18T10:30:45.592261000</dc:date>
    <meta:editing-duration>PT11H12M54S</meta:editing-duration>
    <meta:editing-cycles>49</meta:editing-cycles>
    <meta:generator>LibreOffice/5.1.4.2$MacOSX_X86_64 LibreOffice_project/f99d75f39f1c57ebdd7ffc5f42867c12031db97a</meta:generator>
    <meta:document-statistic meta:object-count="27"/>
  </office:meta>
</office:document-meta>
</file>